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padding="0cm" fo:border="none"/>
      <style:text-properties fo:font-size="9pt"/>
    </style:style>
    <style:style style:name="P2" style:family="paragraph" style:parent-style-name="Text_20_body">
      <style:paragraph-properties fo:margin-left="0cm" fo:margin-right="0cm" fo:margin-top="0cm" fo:margin-bottom="0cm" fo:line-height="130%" fo:orphans="2" fo:widows="2" fo:text-indent="0cm" style:auto-text-indent="false" fo:background-color="#ffffff" fo:padding="0cm" fo:border="none">
        <style:background-image/>
      </style:paragraph-properties>
    </style:style>
    <style:style style:name="P3" style:family="paragraph" style:parent-style-name="Text_20_body" style:list-style-name="L1">
      <style:paragraph-properties fo:margin-left="0cm" fo:margin-right="0cm" fo:margin-top="0cm" fo:margin-bottom="0cm" fo:line-height="130%" fo:orphans="2" fo:widows="2" fo:text-indent="0cm" style:auto-text-indent="false" fo:background-color="#ffffff" fo:padding="0cm" fo:border="none">
        <style:background-image/>
      </style:paragraph-properties>
    </style:style>
    <style:style style:name="P4" style:family="paragraph" style:parent-style-name="Text_20_body">
      <style:paragraph-properties fo:margin-left="0cm" fo:margin-right="0cm" fo:margin-top="0cm" fo:margin-bottom="0cm" fo:text-indent="0cm" style:auto-text-indent="false" fo:padding="0cm" fo:border="none"/>
    </style:style>
    <style:style style:name="P5" style:family="paragraph" style:parent-style-name="Text_20_body">
      <style:paragraph-properties fo:margin-left="0cm" fo:margin-right="0cm" fo:margin-top="0cm" fo:margin-bottom="0cm" fo:text-indent="0cm" style:auto-text-indent="false" fo:padding="0cm" fo:border="none"/>
      <style:text-properties fo:font-size="9pt"/>
    </style:style>
    <style:style style:name="P6" style:family="paragraph" style:parent-style-name="Text_20_body">
      <style:paragraph-properties fo:margin-left="0cm" fo:margin-right="0cm" fo:margin-top="0cm" fo:margin-bottom="0cm" fo:text-indent="0cm" style:auto-text-indent="false" fo:padding="0cm" fo:border="none"/>
      <style:text-properties fo:font-variant="normal" fo:text-transform="none" fo:color="#000000" style:font-name="Verdana" fo:font-size="9pt" fo:letter-spacing="normal" fo:font-style="normal" fo:font-weight="normal" fo:background-color="#ffffff"/>
    </style:style>
    <style:style style:name="P7" style:family="paragraph" style:parent-style-name="Text_20_body">
      <style:paragraph-properties fo:margin-left="0cm" fo:margin-right="0cm" fo:margin-top="0cm" fo:margin-bottom="0cm" fo:text-indent="0cm" style:auto-text-indent="false" fo:padding="0cm" fo:border="none"/>
      <style:text-properties fo:font-variant="normal" fo:text-transform="none" fo:color="#000000" style:font-name="Verdana" fo:font-size="9pt" fo:letter-spacing="normal" fo:font-style="normal" style:text-underline-style="solid" style:text-underline-width="auto" style:text-underline-color="font-color" fo:font-weight="normal" fo:background-color="#ffffff"/>
    </style:style>
    <style:style style:name="P8" style:family="paragraph" style:parent-style-name="Text_20_body" style:list-style-name="L2">
      <style:paragraph-properties fo:margin-left="0.397cm" fo:margin-right="0cm" fo:margin-top="0cm" fo:margin-bottom="0cm" fo:text-indent="0cm" style:auto-text-indent="false" fo:padding="0cm" fo:border="none"/>
      <style:text-properties fo:font-variant="normal" fo:text-transform="none" fo:color="#000000" style:font-name="Verdana" fo:font-size="9pt" fo:letter-spacing="normal" fo:font-style="normal" fo:font-weight="normal" fo:background-color="#ffffff"/>
    </style:style>
    <style:style style:name="T1" style:family="text">
      <style:text-properties fo:font-variant="normal" fo:text-transform="none" fo:color="#515353" style:text-line-through-style="none" style:font-name="Verdana" fo:font-size="9pt" fo:letter-spacing="normal" fo:font-style="normal" style:text-underline-style="none" fo:font-weight="bold" style:text-blinking="false"/>
    </style:style>
    <style:style style:name="T2" style:family="text">
      <style:text-properties fo:font-variant="normal" fo:text-transform="none" fo:color="#000000" style:font-name="Verdana" fo:font-size="9pt" fo:letter-spacing="normal" fo:font-style="normal" fo:font-weight="bold" fo:background-color="#ffffff"/>
    </style:style>
    <style:style style:name="T3" style:family="text">
      <style:text-properties fo:font-variant="normal" fo:text-transform="none" fo:color="#000000" style:font-name="Verdana" fo:font-size="9pt" fo:letter-spacing="normal" fo:font-style="normal" fo:font-weight="normal" fo:background-color="#ffffff"/>
    </style:style>
    <style:style style:name="T4" style:family="text">
      <style:text-properties fo:font-variant="normal" fo:text-transform="none" fo:color="#000000" style:font-name="Verdana" fo:font-size="9pt" fo:letter-spacing="normal" fo:font-style="italic" fo:font-weight="normal" fo:background-color="#ffffff"/>
    </style:style>
    <style:style style:name="T5" style:family="text">
      <style:text-properties fo:font-style="italic"/>
    </style:style>
    <style:style style:name="T6"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raw:frame draw:style-name="fr1" draw:name="images1" text:anchor-type="as-char" svg:width="14.896cm" svg:height="11.906cm" draw:z-index="0"><draw:image xlink:href="https://www.mhzshop.com/shop/out/pictures/master/product/1/2473_kit_basic_m_z1.jpg" xlink:type="simple" xlink:show="embed" xlink:actuate="onLoad"/></draw:frame></text:span><text:span text:style-name="T1"> </text:span><text:bookmark text:name="itemTabs"/><text:bookmark text:name="ui-id-1"/><text:a xlink:type="simple" xlink:href="https://www.mhzshop.com/shop/fr/WIFI/Antennes-2-4-GHz/Kits-2-4-GHz/Kit-Pont-R-seau-BASIC-Ubiquiti-2-4-GHz-jusqu-500-m-tres-v2.html?listtype=search&amp;searchparam=2473#description" text:style-name="Internet_20_link" text:visited-style-name="Visited_20_Internet_20_Link">DESCRIPTION</text:a></text:p>
      <text:section text:style-name="Sect1" text:name="description">
        <text:p text:style-name="P5">Ce kit permet de réaliser un pont réseau sécurisé entre 2 bâtiments (entrepôts, bureaux, maisons) distants jusqu'à 500 mètres (sans obstacles).</text:p>
        <text:p text:style-name="P6">Il est spécialement conçu pour envoyer une connexion internet ou un réseau local d'un bâtiment à un autre. L'installation est simple et à la portée de tout le monde.</text:p>
        <text:p text:style-name="P1"/>
        <text:p text:style-name="P7">Le kit contient :</text:p>
        <text:list xml:id="list1554151024677585851" text:style-name="L2">
          <text:list-item>
            <text:p text:style-name="P8">2 Points d'accès Ubiquiti NanoStation LocoM2 </text:p>
          </text:list-item>
          <text:list-item>
            <text:p text:style-name="P8">2 câbles réseau outdoor (longueur au choix)</text:p>
          </text:list-item>
          <text:list-item>
            <text:p text:style-name="P8">2 alimentations PoE 15 volts 0,8A</text:p>
          </text:list-item>
          <text:list-item>
            <text:p text:style-name="P8">la pré-configuration des points d'accès en mode pont réseau<text:line-break/><text:span text:style-name="T5">(</text:span><text:span text:style-name="T6">Respecte la norme française PIRE</text:span>)</text:p>
          </text:list-item>
        </text:list>
        <text:p text:style-name="P4"><text:span text:style-name="T3"><text:line-break/>Les kits ponts dans la bande 2,4 GHz sont particulièrement déconseillés en milieu urbain car cette bande est saturée (wifi, caméras vidéo, micro-ondes, etc.). Par contre en campagne, comparé aux solutions 5 GHz l'avantage du 2,4 GHz est une bien meilleure tolérance aux obstacles et aucun risque de coupure intempestive en cas de détection de porteuses de radars météo ou autre.<text:line-break/></text:span><text:span text:style-name="Strong_20_Emphasis"><text:span text:style-name="T3"><text:line-break/>Guide d'installation :</text:span></text:span></text:p>
        <text:p text:style-name="P4"><text:span text:style-name="T3">- Bâtiment A : Le point d'accès avec antenne intégrée sera installé sur un mât et sera dirigé sur le bâtiment B. La visibilité entre les bâtiments A et B doit être parfaite et </text:span><text:span text:style-name="Strong_20_Emphasis"><text:span text:style-name="T3">sans aucun obstacle</text:span></text:span><text:span text:style-name="T3">. Un câble réseau (fourni) partira directement de l'antenne jusqu'au réseau du bâtiment (box, switch, routeur, etc.). L'alimentation est faite au travers du câble réseau (technologie PoE), il n'y a donc aucune ligne électrique à installer.<text:line-break/><text:line-break/>- Bâtiment B : Le point d'accès avec antenne intégrée sera pointé sur l'antenne du bâtiment A. Les équipements réseau (PC, caméra, imprimante, VoIP, hub, etc.) seront branchés sur le point d'accès avec un câble réseau </text:span><text:span text:style-name="T4">(switch ou point d'accès WiFi disponibles en option)</text:span><text:span text:style-name="T3">.<text:line-break/><text:line-break/>Il n'y a aucune règle de routage IP ou autre à configurer. Le pont réseau est transparent et permettra l'interconnexion des différentes applications entre les deux bâtiments sans avoir à faire de modification ou de paramétrage logiciel.</text:span></text:p>
        <text:p text:style-name="P4"><text:span text:style-name="T3"><text:line-break/>Tutoriel sur le Kit Pont Réseau BASIC Ubiquiti 2.4 GHz jusqu'à 500 mètres (V2)</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 M</meta:initial-creator>
    <meta:creation-date>2023-10-16T14:26:04.11</meta:creation-date>
    <dc:date>2023-10-16T14:28:16.54</dc:date>
    <dc:creator>P M</dc:creator>
    <meta:editing-duration>PT1M29S</meta:editing-duration>
    <meta:editing-cycles>1</meta:editing-cycles>
    <meta:generator>OpenOffice/4.1.14$Win32 OpenOffice.org_project/4114m1$Build-9811</meta:generator>
    <meta:document-statistic meta:table-count="0" meta:image-count="1" meta:object-count="0" meta:page-count="1" meta:paragraph-count="11" meta:word-count="323" meta:character-count="1984"/>
  </office:meta>
</office:document-meta>
</file>